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30]" style:apply-style-name="Bad" style:base-cell-address="Sheet1.F30"/>
    </style:style>
    <style:style style:name="ce46" style:family="table-cell" style:parent-style-name="Default">
      <style:map style:condition="cell-content()&lt;[$Sheet1.$L$31]" style:apply-style-name="Bad" style:base-cell-address="Sheet1.F31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6]" style:apply-style-name="Good" style:base-cell-address="Sheet1.F36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Bad" style:base-cell-address="Sheet1.F38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2]" style:apply-style-name="Bad" style:base-cell-address="Sheet1.F42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5]" style:apply-style-name="Good" style:base-cell-address="Sheet1.F4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6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9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02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0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22" style:family="table-cell" style:parent-style-name="Default" style:data-style-name="N122">
      <style:map style:condition="cell-content()&gt;[.E30]*1.25" style:apply-style-name="Good" style:base-cell-address="Sheet1.J30"/>
    </style:style>
    <style:style style:name="ce123" style:family="table-cell" style:parent-style-name="Default" style:data-style-name="N122">
      <style:map style:condition="cell-content()&gt;[.E6]*1.25" style:apply-style-name="Good" style:base-cell-address="Sheet1.J6"/>
    </style:style>
    <style:style style:name="ce124" style:family="table-cell" style:parent-style-name="Default" style:data-style-name="N122">
      <style:map style:condition="cell-content()&gt;[.E36]*1.25" style:apply-style-name="Good" style:base-cell-address="Sheet1.J36"/>
    </style:style>
    <style:style style:name="ce125" style:family="table-cell" style:parent-style-name="Default" style:data-style-name="N122">
      <style:map style:condition="cell-content()&gt;[.E37]*1.25" style:apply-style-name="Good" style:base-cell-address="Sheet1.J37"/>
    </style:style>
    <style:style style:name="ce126" style:family="table-cell" style:parent-style-name="Default" style:data-style-name="N122">
      <style:map style:condition="cell-content()&gt;[.E38] * 1.25" style:apply-style-name="Good" style:base-cell-address="Sheet1.J38"/>
    </style:style>
    <style:style style:name="ce12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28" style:family="table-cell" style:parent-style-name="Default" style:data-style-name="N122">
      <style:map style:condition="cell-content()&gt;[.E40] *1.25" style:apply-style-name="Good" style:base-cell-address="Sheet1.J40"/>
    </style:style>
    <style:style style:name="ce12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31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57" style:family="table-cell" style:parent-style-name="Default" style:data-style-name="N122">
      <style:map style:condition="cell-content()&gt;0" style:apply-style-name="Bad" style:base-cell-address="Sheet1.K30"/>
    </style:style>
    <style:style style:name="ce160" style:family="table-cell" style:parent-style-name="Default" style:data-style-name="N122">
      <style:map style:condition="cell-content()&gt;0" style:apply-style-name="Bad" style:base-cell-address="Sheet1.K10"/>
    </style:style>
    <style:style style:name="ce162" style:family="table-cell" style:parent-style-name="Default" style:data-style-name="N122">
      <style:map style:condition="cell-content()&gt;0" style:apply-style-name="Bad" style:base-cell-address="Sheet1.K36"/>
    </style:style>
    <style:style style:name="ce163" style:family="table-cell" style:parent-style-name="Default" style:data-style-name="N122">
      <style:map style:condition="cell-content()&gt;0" style:apply-style-name="Bad" style:base-cell-address="Sheet1.K37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7" style:family="table-cell" style:parent-style-name="Default" style:data-style-name="N122">
      <style:map style:condition="cell-content()&gt;0" style:apply-style-name="Bad" style:base-cell-address="Sheet1.L10"/>
    </style:style>
    <style:style style:name="ce188" style:family="table-cell" style:parent-style-name="Default" style:data-style-name="N122">
      <style:map style:condition="cell-content()&gt;0" style:apply-style-name="Bad" style:base-cell-address="Sheet1.L36"/>
    </style:style>
    <style:style style:name="ce189" style:family="table-cell" style:parent-style-name="Default" style:data-style-name="N122">
      <style:map style:condition="cell-content()&gt;0" style:apply-style-name="Bad" style:base-cell-address="Sheet1.L37"/>
    </style:style>
    <style:style style:name="ce190" style:family="table-cell" style:parent-style-name="Default" style:data-style-name="N122">
      <style:map style:condition="cell-content()&gt;0" style:apply-style-name="Bad" style:base-cell-address="Sheet1.L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103"/>
        <table:table-column table:style-name="co2" table:default-cell-style-name="ce89"/>
        <table:table-column table:style-name="co2" table:default-cell-style-name="ce16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18" calcext:value-type="float">
            <text:p>2.318</text:p>
          </table:table-cell>
          <table:table-cell table:style-name="ce22" office:value-type="percentage" office:value="-0.0163" calcext:value-type="percentage">
            <text:p>-1.63%</text:p>
          </table:table-cell>
          <table:table-cell table:style-name="ce26" office:value-type="float" office:value="121.79" calcext:value-type="float">
            <text:p>121.79</text:p>
          </table:table-cell>
          <table:table-cell table:style-name="ce22" office:value-type="percentage" office:value="0.8842" calcext:value-type="percentage">
            <text:p>88.4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383" calcext:value-type="float" table:number-columns-spanned="5" table:number-rows-spanned="1">
            <text:p>2.38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55" calcext:value-type="percentage" table:number-columns-spanned="5" table:number-rows-spanned="1">
            <text:p>-1.5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889" calcext:value-type="percentage" table:number-columns-spanned="1" table:number-rows-spanned="3">
            <text:p>8.89%</text:p>
          </table:table-cell>
          <table:table-cell office:value-type="string" calcext:value-type="string">
            <text:p>洋河股份F</text:p>
          </table:table-cell>
          <table:table-cell office:value-type="percentage" office:value="0.0468" calcext:value-type="percentage">
            <text:p>4.68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0.86" calcext:value-type="float">
            <text:p>80.86</text:p>
          </table:table-cell>
          <table:table-cell office:value-type="float" office:value="11.82" calcext:value-type="float">
            <text:p>11.82</text:p>
          </table:table-cell>
          <table:table-cell office:value-type="float" office:value="1218" calcext:value-type="float">
            <text:p>1218.00</text:p>
          </table:table-cell>
          <table:table-cell table:style-name="ce86" table:formula="of:=IF([.E6]&gt;0;[.F6]/[.E6]-1.0014;([.F6]-[.E6]))" office:value-type="percentage" office:value="-0.0786176846449069" calcext:value-type="percentage">
            <text:p>-7.86%</text:p>
          </table:table-cell>
          <table:table-cell table:style-name="ce100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0.86" calcext:value-type="float">
            <text:p>80.86</text:p>
          </table:table-cell>
          <table:table-cell office:value-type="float" office:value="11.82" calcext:value-type="float">
            <text:p>11.82</text:p>
          </table:table-cell>
          <table:table-cell office:value-type="float" office:value="1218" calcext:value-type="float">
            <text:p>1218.00</text:p>
          </table:table-cell>
          <table:table-cell table:style-name="ce87" table:formula="of:=IF([.E7]&gt;0;[.F7]/[.E7]-1.0014;([.F7]-[.E7]))" office:value-type="percentage" office:value="-0.048323067856343" calcext:value-type="percentage">
            <text:p>-4.83%</text:p>
          </table:table-cell>
          <table:table-cell table:style-name="ce100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0.86" calcext:value-type="float">
            <text:p>80.86</text:p>
          </table:table-cell>
          <table:table-cell office:value-type="float" office:value="11.82" calcext:value-type="float">
            <text:p>11.82</text:p>
          </table:table-cell>
          <table:table-cell office:value-type="float" office:value="1218" calcext:value-type="float">
            <text:p>1218.00</text:p>
          </table:table-cell>
          <table:table-cell table:style-name="ce90" table:formula="of:=IF([.E8]&gt;0;[.F8]/[.E8]-1.0014;([.F8]-[.E8]))" office:value-type="percentage" office:value="-0.470138625448248" calcext:value-type="percentage">
            <text:p>-47.01%</text:p>
          </table:table-cell>
          <table:table-cell table:style-name="ce10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099" calcext:value-type="percentage" table:number-columns-spanned="1" table:number-rows-spanned="2">
            <text:p>0.99%</text:p>
          </table:table-cell>
          <table:table-cell office:value-type="string" calcext:value-type="string">
            <text:p>路劲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8.896" calcext:value-type="float">
            <text:p>8.896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-</text:p>
          </table:table-cell>
          <table:table-cell office:value-type="float" office:value="8.09" calcext:value-type="float">
            <text:p>8.09</text:p>
          </table:table-cell>
          <table:table-cell table:style-name="ce91" table:formula="of:=IF([.E9]&gt;0;[.F9]/[.E9]-1.0014;([.F9]-[.E9]))" office:value-type="percentage" office:value="-0.879997122302158" calcext:value-type="percentage">
            <text:p>-88.00%</text:p>
          </table:table-cell>
          <table:table-cell table:style-name="ce100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5.88" calcext:value-type="float">
            <text:p>5.88</text:p>
          </table:table-cell>
          <table:table-cell office:value-type="float" office:value="4.39" calcext:value-type="float">
            <text:p>4.39</text:p>
          </table:table-cell>
          <table:table-cell office:value-type="float" office:value="148.9" calcext:value-type="float">
            <text:p>148.90</text:p>
          </table:table-cell>
          <table:table-cell table:style-name="ce107" table:formula="of:=IF([.E10]&gt;0;[.F10]/[.E10]-1.0014;([.F10]-[.E10]))" office:value-type="percentage" office:value="-0.435035137738393" calcext:value-type="percentage">
            <text:p>-43.50%</text:p>
          </table:table-cell>
          <table:table-cell table:style-name="ce10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4" calcext:value-type="percentage">
            <text:p>0.74%</text:p>
          </table:table-cell>
          <table:table-cell office:value-type="string" calcext:value-type="string">
            <text:p>民生银行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5.51" calcext:value-type="float">
            <text:p>5.510</text:p>
          </table:table-cell>
          <table:table-cell office:value-type="float" office:value="3.53" calcext:value-type="float">
            <text:p>3.53</text:p>
          </table:table-cell>
          <table:table-cell office:value-type="float" office:value="4.41" calcext:value-type="float">
            <text:p>4.41</text:p>
          </table:table-cell>
          <table:table-cell office:value-type="float" office:value="1546" calcext:value-type="float">
            <text:p>1546.00</text:p>
          </table:table-cell>
          <table:table-cell table:style-name="ce56" table:formula="of:=IF([.E11]&gt;0;[.F11]/[.E11]-1.0014;([.F11]-[.E11]))" office:value-type="percentage" office:value="-0.36074664246824" calcext:value-type="percentage">
            <text:p>-36.07%</text:p>
          </table:table-cell>
          <table:table-cell table:style-name="ce10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75" calcext:value-type="float">
            <text:p>6.887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94" calcext:value-type="percentage">
            <text:p>1.94%</text:p>
          </table:table-cell>
          <table:table-cell office:value-type="string" calcext:value-type="string">
            <text:p>新华保险H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4.5" calcext:value-type="float">
            <text:p>14.5</text:p>
          </table:table-cell>
          <table:table-cell office:value-type="float" office:value="6.49" calcext:value-type="float">
            <text:p>6.49</text:p>
          </table:table-cell>
          <table:table-cell office:value-type="float" office:value="452.3" calcext:value-type="float">
            <text:p>452.30</text:p>
          </table:table-cell>
          <table:table-cell table:style-name="ce58" table:formula="of:=IF([.E12]&gt;0;[.F12]/[.E12]-1.0014;([.F12]-[.E12]))" office:value-type="percentage" office:value="-0.438096321044249" calcext:value-type="percentage">
            <text:p>-43.81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921" calcext:value-type="percentage" table:number-columns-spanned="1" table:number-rows-spanned="7">
            <text:p>39.21%</text:p>
          </table:table-cell>
          <table:table-cell office:value-type="string" calcext:value-type="string">
            <text:p>腾讯控股L</text:p>
          </table:table-cell>
          <table:table-cell office:value-type="percentage" office:value="0.1137" calcext:value-type="percentage">
            <text:p>11.37%</text:p>
          </table:table-cell>
          <table:table-cell office:value-type="float" office:value="370" calcext:value-type="float">
            <text:p>370.000</text:p>
          </table:table-cell>
          <table:table-cell office:value-type="float" office:value="354.4" calcext:value-type="float">
            <text:p>354.4</text:p>
          </table:table-cell>
          <table:table-cell office:value-type="float" office:value="23.27" calcext:value-type="float">
            <text:p>23.27</text:p>
          </table:table-cell>
          <table:table-cell office:value-type="float" office:value="33000" calcext:value-type="float">
            <text:p>33000.00</text:p>
          </table:table-cell>
          <table:table-cell table:style-name="ce59" table:formula="of:=IF([.E13]&gt;0;[.F13]/[.E13]-1.0014;([.F13]-[.E13]))" office:value-type="percentage" office:value="-0.0435621621621622" calcext:value-type="percentage">
            <text:p>-4.36%</text:p>
          </table:table-cell>
          <table:table-cell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11" calcext:value-type="percentage">
            <text:p>16.11%</text:p>
          </table:table-cell>
          <table:table-cell office:value-type="float" office:value="330" calcext:value-type="float">
            <text:p>330.000</text:p>
          </table:table-cell>
          <table:table-cell office:value-type="float" office:value="354.4" calcext:value-type="float">
            <text:p>354.4</text:p>
          </table:table-cell>
          <table:table-cell office:value-type="float" office:value="23.27" calcext:value-type="float">
            <text:p>23.27</text:p>
          </table:table-cell>
          <table:table-cell office:value-type="float" office:value="33000" calcext:value-type="float">
            <text:p>33000.00</text:p>
          </table:table-cell>
          <table:table-cell table:style-name="ce59" table:formula="of:=IF([.E14]&gt;0;[.F14]/[.E14]-1.0014;([.F14]-[.E14]))" office:value-type="percentage" office:value="0.0725393939393939" calcext:value-type="percentage">
            <text:p>7.25%</text:p>
          </table:table-cell>
          <table:table-cell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58" calcext:value-type="percentage">
            <text:p>7.58%</text:p>
          </table:table-cell>
          <table:table-cell office:value-type="float" office:value="370" calcext:value-type="float">
            <text:p>370.000</text:p>
          </table:table-cell>
          <table:table-cell office:value-type="float" office:value="354.4" calcext:value-type="float">
            <text:p>354.4</text:p>
          </table:table-cell>
          <table:table-cell office:value-type="float" office:value="23.27" calcext:value-type="float">
            <text:p>23.27</text:p>
          </table:table-cell>
          <table:table-cell office:value-type="float" office:value="33000" calcext:value-type="float">
            <text:p>33000.00</text:p>
          </table:table-cell>
          <table:table-cell table:style-name="ce59" table:formula="of:=IF([.E15]&gt;0;[.F15]/[.E15]-1.0014;([.F15]-[.E15]))" office:value-type="percentage" office:value="-0.0435621621621622" calcext:value-type="percentage">
            <text:p>-4.36%</text:p>
          </table:table-cell>
          <table:table-cell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7.6" calcext:value-type="float">
            <text:p>107.6</text:p>
          </table:table-cell>
          <table:table-cell office:value-type="float" office:value="39.05" calcext:value-type="float">
            <text:p>39.05</text:p>
          </table:table-cell>
          <table:table-cell office:value-type="float" office:value="6694.3" calcext:value-type="float">
            <text:p>6694.30</text:p>
          </table:table-cell>
          <table:table-cell table:style-name="ce59" table:formula="of:=IF([.E16]&gt;0;[.F16]/[.E16]-1.0014;([.F16]-[.E16]))" office:value-type="percentage" office:value="-0.407908549365692" calcext:value-type="percentage">
            <text:p>-40.79%</text:p>
          </table:table-cell>
          <table:table-cell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7.6" calcext:value-type="float">
            <text:p>107.6</text:p>
          </table:table-cell>
          <table:table-cell office:value-type="float" office:value="39.05" calcext:value-type="float">
            <text:p>39.05</text:p>
          </table:table-cell>
          <table:table-cell office:value-type="float" office:value="6694.3" calcext:value-type="float">
            <text:p>6694.30</text:p>
          </table:table-cell>
          <table:table-cell table:style-name="ce59" table:formula="of:=IF([.E17]&gt;0;[.F17]/[.E17]-1.0014;([.F17]-[.E17]))" office:value-type="percentage" office:value="-0.407908549365692" calcext:value-type="percentage">
            <text:p>-40.79%</text:p>
          </table:table-cell>
          <table:table-cell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7.6" calcext:value-type="float">
            <text:p>107.6</text:p>
          </table:table-cell>
          <table:table-cell office:value-type="float" office:value="39.05" calcext:value-type="float">
            <text:p>39.05</text:p>
          </table:table-cell>
          <table:table-cell office:value-type="float" office:value="6694.3" calcext:value-type="float">
            <text:p>6694.30</text:p>
          </table:table-cell>
          <table:table-cell table:style-name="ce59" table:formula="of:=IF([.E18]&gt;0;[.F18]/[.E18]-1.0014;([.F18]-[.E18]))" office:value-type="percentage" office:value="-0.407908549365692" calcext:value-type="percentage">
            <text:p>-40.79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308" calcext:value-type="percentage">
            <text:p>3.08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9.84" calcext:value-type="float">
            <text:p>19.84</text:p>
          </table:table-cell>
          <table:table-cell office:value-type="string" calcext:value-type="string">
            <text:p>-</text:p>
          </table:table-cell>
          <table:table-cell office:value-type="float" office:value="95.36" calcext:value-type="float">
            <text:p>95.36</text:p>
          </table:table-cell>
          <table:table-cell table:style-name="ce59" table:formula="of:=IF([.E19]&gt;0;[.F19]/[.E19]-1.0014;([.F19]-[.E19]))" office:value-type="percentage" office:value="-0.16546842504424" calcext:value-type="percentage">
            <text:p>-16.55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3" calcext:value-type="percentage">
            <text:p>1.13%</text:p>
          </table:table-cell>
          <table:table-cell office:value-type="string" calcext:value-type="string">
            <text:p>微创医疗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26" calcext:value-type="float">
            <text:p>5.26</text:p>
          </table:table-cell>
          <table:table-cell office:value-type="string" calcext:value-type="string">
            <text:p>-</text:p>
          </table:table-cell>
          <table:table-cell office:value-type="float" office:value="96.51" calcext:value-type="float">
            <text:p>96.51</text:p>
          </table:table-cell>
          <table:table-cell table:style-name="ce59" table:formula="of:=IF([.E20]&gt;0;[.F20]/[.E20]-1.0014;([.F20]-[.E20]))" office:value-type="percentage" office:value="-0.701514025085519" calcext:value-type="percentage">
            <text:p>-70.15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97" calcext:value-type="percentage" table:number-columns-spanned="1" table:number-rows-spanned="2">
            <text:p>3.97%</text:p>
          </table:table-cell>
          <table:table-cell office:value-type="string" calcext:value-type="string">
            <text:p>恒生ETF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45" calcext:value-type="float">
            <text:p>1.045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54864780682955" calcext:value-type="percentage">
            <text:p>-25.49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0.6" calcext:value-type="float">
            <text:p>0.600</text:p>
          </table:table-cell>
          <table:table-cell office:value-type="float" office:value="0.475" calcext:value-type="float">
            <text:p>0.475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09733333333333" calcext:value-type="percentage">
            <text:p>-20.97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23" calcext:value-type="percentage">
            <text:p>2.2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5.08" calcext:value-type="float">
            <text:p>35.08</text:p>
          </table:table-cell>
          <table:table-cell office:value-type="float" office:value="61.51" calcext:value-type="float">
            <text:p>61.51</text:p>
          </table:table-cell>
          <table:table-cell office:value-type="float" office:value="873" calcext:value-type="float">
            <text:p>873.00</text:p>
          </table:table-cell>
          <table:table-cell table:style-name="ce61" table:formula="of:=IF([.E23]&gt;0;[.F23]/[.E23]-1.0014;([.F23]-[.E23]))" office:value-type="percentage" office:value="-0.343169491728962" calcext:value-type="percentage">
            <text:p>-34.32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618" calcext:value-type="float">
            <text:p>66.61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96" calcext:value-type="percentage">
            <text:p>4.9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96" calcext:value-type="percentage">
            <text:p>4.96%</text:p>
          </table:table-cell>
          <table:table-cell office:value-type="float" office:value="2.214" calcext:value-type="float">
            <text:p>2.214</text:p>
          </table:table-cell>
          <table:table-cell office:value-type="float" office:value="2.44" calcext:value-type="float">
            <text:p>2.44</text:p>
          </table:table-cell>
          <table:table-cell office:value-type="float" office:value="11.8" calcext:value-type="float">
            <text:p>11.80</text:p>
          </table:table-cell>
          <table:table-cell office:value-type="float" office:value="245.1" calcext:value-type="float">
            <text:p>245.10</text:p>
          </table:table-cell>
          <table:table-cell table:style-name="ce62" table:formula="of:=IF([.E24]&gt;0;[.F24]/[.E24]-1.0014;([.F24]-[.E24]))" office:value-type="percentage" office:value="0.100677687443541" calcext:value-type="percentage">
            <text:p>10.07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.7675" calcext:value-type="float">
            <text:p>2.768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31" calcext:value-type="percentage" table:number-columns-spanned="1" table:number-rows-spanned="2">
            <text:p>3.31%</text:p>
          </table:table-cell>
          <table:table-cell office:value-type="string" calcext:value-type="string">
            <text:p>思摩尔国际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24.307" calcext:value-type="float">
            <text:p>24.307</text:p>
          </table:table-cell>
          <table:table-cell office:value-type="float" office:value="8.67" calcext:value-type="float">
            <text:p>8.67</text:p>
          </table:table-cell>
          <table:table-cell office:value-type="float" office:value="29.51" calcext:value-type="float">
            <text:p>29.51</text:p>
          </table:table-cell>
          <table:table-cell office:value-type="float" office:value="532.2" calcext:value-type="float">
            <text:p>532.20</text:p>
          </table:table-cell>
          <table:table-cell table:style-name="ce63" table:formula="of:=IF([.E25]&gt;0;[.F25]/[.E25]-1.0014;([.F25]-[.E25]))" office:value-type="percentage" office:value="-0.644712625992512" calcext:value-type="percentage">
            <text:p>-64.47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2.84" calcext:value-type="float">
            <text:p>62.84</text:p>
          </table:table-cell>
          <table:table-cell office:value-type="float" office:value="12.66" calcext:value-type="float">
            <text:p>12.66</text:p>
          </table:table-cell>
          <table:table-cell office:value-type="float" office:value="4390" calcext:value-type="float">
            <text:p>4390.00</text:p>
          </table:table-cell>
          <table:table-cell table:style-name="ce63" table:formula="of:=IF([.E26]&gt;0;[.F26]/[.E26]-1.0014;([.F26]-[.E26]))" office:value-type="percentage" office:value="-0.0158260176474831" calcext:value-type="percentage">
            <text:p>-1.58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74" calcext:value-type="percentage">
            <text:p>0.74%</text:p>
          </table:table-cell>
          <table:table-cell office:value-type="string" calcext:value-type="string">
            <text:p>生物股份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54" calcext:value-type="float">
            <text:p>6.54</text:p>
          </table:table-cell>
          <table:table-cell office:value-type="float" office:value="25.94" calcext:value-type="float">
            <text:p>25.94</text:p>
          </table:table-cell>
          <table:table-cell office:value-type="float" office:value="73.27" calcext:value-type="float">
            <text:p>73.27</text:p>
          </table:table-cell>
          <table:table-cell table:style-name="ce64" table:formula="of:=IF([.E27]&gt;0;[.F27]/[.E27]-1.0014;([.F27]-[.E27]))" office:value-type="percentage" office:value="-0.626288154725033" calcext:value-type="percentage">
            <text:p>-62.63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1" calcext:value-type="percentage">
            <text:p>1.31%</text:p>
          </table:table-cell>
          <table:table-cell office:value-type="string" calcext:value-type="string">
            <text:p>澳博控股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.00</text:p>
          </table:table-cell>
          <table:table-cell table:style-name="ce65" table:formula="of:=IF([.E28]&gt;0;[.F28]/[.E28]-1.0014;([.F28]-[.E28]))" office:value-type="percentage" office:value="-0.559241544847501" calcext:value-type="percentage">
            <text:p>-55.92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41" calcext:value-type="percentage">
            <text:p>0.41%</text:p>
          </table:table-cell>
          <table:table-cell office:value-type="string" calcext:value-type="string">
            <text:p>降基绿能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4.14" calcext:value-type="float">
            <text:p>14.14</text:p>
          </table:table-cell>
          <table:table-cell office:value-type="float" office:value="22.49" calcext:value-type="float">
            <text:p>22.49</text:p>
          </table:table-cell>
          <table:table-cell office:value-type="float" office:value="1072" calcext:value-type="float">
            <text:p>1072.00</text:p>
          </table:table-cell>
          <table:table-cell table:style-name="ce65" table:formula="of:=IF([.E29]&gt;0;[.F29]/[.E29]-1.0014;([.F29]-[.E29]))" office:value-type="percentage" office:value="-0.512723539068197" calcext:value-type="percentage">
            <text:p>-51.27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169125" calcext:value-type="float">
            <text:p>36.169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港股抄作业</text:p>
          </table:table-cell>
          <table:table-cell table:style-name="ce13" office:value-type="percentage" office:value="0.062" calcext:value-type="percentage" table:number-columns-spanned="1" table:number-rows-spanned="3">
            <text:p>6.20%</text:p>
          </table:table-cell>
          <table:table-cell office:value-type="string" calcext:value-type="string">
            <text:p>中国海洋石油</text:p>
          </table:table-cell>
          <table:table-cell table:style-name="ce16" office:value-type="percentage" office:value="0.0319" calcext:value-type="percentage">
            <text:p>3.19%</text:p>
          </table:table-cell>
          <table:table-cell office:value-type="float" office:value="6.177" calcext:value-type="float">
            <text:p>6.177</text:p>
          </table:table-cell>
          <table:table-cell table:style-name="ce43" office:value-type="float" office:value="19.9" calcext:value-type="float">
            <text:p>19.9</text:p>
          </table:table-cell>
          <table:table-cell table:style-name="ce66" office:value-type="float" office:value="6.67" calcext:value-type="float">
            <text:p>6.67</text:p>
          </table:table-cell>
          <table:table-cell office:value-type="float" office:value="9465.8" calcext:value-type="float">
            <text:p>9465.80</text:p>
          </table:table-cell>
          <table:table-cell table:style-name="ce99" table:formula="of:=IF([.E30]&gt;0;[.F30]/[.E30]-1.0014;([.F30]-[.E30]))" office:value-type="percentage" office:value="2.22022862230856" calcext:value-type="percentage">
            <text:p>222.02%</text:p>
          </table:table-cell>
          <table:table-cell table:style-name="ce122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57" table:formula="of:=IF([.F30]&lt;[.E30]*1.25; 0; [.J30]/1.25*0.92)" office:value-type="float" office:value="17.3426513671875" calcext:value-type="float">
            <text:p>17.343</text:p>
          </table:table-cell>
          <table:table-cell table:style-name="ce187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 table:style-name="ce13"/>
          <table:table-cell office:value-type="string" calcext:value-type="string">
            <text:p>中石化冠德</text:p>
          </table:table-cell>
          <table:table-cell table:style-name="ce16" office:value-type="percentage" office:value="0.0224" calcext:value-type="percentage">
            <text:p>2.24%</text:p>
          </table:table-cell>
          <table:table-cell office:value-type="float" office:value="2.101" calcext:value-type="float">
            <text:p>2.101</text:p>
          </table:table-cell>
          <table:table-cell table:style-name="ce46" office:value-type="float" office:value="4.18" calcext:value-type="float">
            <text:p>4.18</text:p>
          </table:table-cell>
          <table:table-cell table:style-name="ce66" office:value-type="float" office:value="8" calcext:value-type="float">
            <text:p>8.00</text:p>
          </table:table-cell>
          <table:table-cell office:value-type="float" office:value="103.9" calcext:value-type="float">
            <text:p>103.90</text:p>
          </table:table-cell>
          <table:table-cell table:style-name="ce101" table:formula="of:=IF([.E31]&gt;0;[.F31]/[.E31]-1.0014;([.F31]-[.E31]))" office:value-type="percentage" office:value="0.988128795811518" calcext:value-type="percentage">
            <text:p>98.81%</text:p>
          </table:table-cell>
          <table:table-cell table:style-name="ce12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.12939453125" calcext:value-type="float">
            <text:p>5.129</text:p>
          </table:table-cell>
          <table:table-cell table:style-name="ce160" table:formula="of:=IF([.F31]&lt;[.E31]*1.25; 0; [.J31]/1.25*0.92)" office:value-type="float" office:value="3.775234375" calcext:value-type="float">
            <text:p>3.775</text:p>
          </table:table-cell>
          <table:table-cell table:style-name="ce187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 table:style-name="ce13"/>
          <table:table-cell office:value-type="string" calcext:value-type="string">
            <text:p>福寿园</text:p>
          </table:table-cell>
          <table:table-cell table:style-name="ce16" office:value-type="percentage" office:value="0.0077" calcext:value-type="percentage">
            <text:p>0.77%</text:p>
          </table:table-cell>
          <table:table-cell office:value-type="float" office:value="6.948" calcext:value-type="float">
            <text:p>6.948</text:p>
          </table:table-cell>
          <table:table-cell office:value-type="float" office:value="4.79" calcext:value-type="float">
            <text:p>4.79</text:p>
          </table:table-cell>
          <table:table-cell table:style-name="ce66" office:value-type="float" office:value="12.81" calcext:value-type="float">
            <text:p>12.81</text:p>
          </table:table-cell>
          <table:table-cell office:value-type="float" office:value="111.1" calcext:value-type="float">
            <text:p>111.10</text:p>
          </table:table-cell>
          <table:table-cell table:style-name="ce101" table:formula="of:=IF([.E32]&gt;0;[.F32]/[.E32]-1.0014;([.F32]-[.E32]))" office:value-type="percentage" office:value="-0.311992976396085" calcext:value-type="percentage">
            <text:p>-31.20%</text:p>
          </table:table-cell>
          <table:table-cell table:style-name="ce12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8.685" calcext:value-type="float">
            <text:p>8.685</text:p>
          </table:table-cell>
          <table:table-cell table:style-name="ce160" table:formula="of:=IF([.F32]&lt;[.E32]*1.25; 0; [.J3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92" calcext:value-type="float" table:number-columns-spanned="5" table:number-rows-spanned="1">
            <text:p>1.99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69" office:value-type="percentage" office:value="-0.0157" calcext:value-type="percentage" table:number-columns-spanned="5" table:number-rows-spanned="1">
            <text:p>-1.5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6" office:value-type="percentage" office:value="0.029" calcext:value-type="percentage">
            <text:p>2.90%</text:p>
          </table:table-cell>
          <table:table-cell table:style-name="ce27" office:value-type="string" calcext:value-type="string">
            <text:p>古井贡B</text:p>
          </table:table-cell>
          <table:table-cell table:style-name="ce16" office:value-type="percentage" office:value="0.029" calcext:value-type="percentage">
            <text:p>2.90%</text:p>
          </table:table-cell>
          <table:table-cell table:style-name="ce39" office:value-type="float" office:value="61.301" calcext:value-type="float">
            <text:p>61.3010</text:p>
          </table:table-cell>
          <table:table-cell table:style-name="ce47" office:value-type="float" office:value="107.95" calcext:value-type="float">
            <text:p>107.9500</text:p>
          </table:table-cell>
          <table:table-cell office:value-type="float" office:value="10.28" calcext:value-type="float">
            <text:p>10.28</text:p>
          </table:table-cell>
          <table:table-cell office:value-type="float" office:value="570.62" calcext:value-type="float">
            <text:p>570.62</text:p>
          </table:table-cell>
          <table:table-cell table:style-name="ce102" table:formula="of:=IF([.E36]&gt;0;[.F36]/[.E36]-1.0014;([.F36]-[.E36]))" office:value-type="percentage" office:value="0.759582691962611" calcext:value-type="percentage">
            <text:p>75.96%</text:p>
          </table:table-cell>
          <table:table-cell table:style-name="ce124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9.728515625" calcext:value-type="float">
            <text:p>119.729</text:p>
          </table:table-cell>
          <table:table-cell table:style-name="ce162" table:formula="of:=IF([.F36]&lt;[.E36]*1.25; 0; [.J36]/1.25*0.92)" office:value-type="float" office:value="88.1201875" calcext:value-type="float">
            <text:p>88.120</text:p>
          </table:table-cell>
          <table:table-cell table:style-name="ce188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6" office:value-type="percentage" office:value="0.0104" calcext:value-type="percentage">
            <text:p>1.04%</text:p>
          </table:table-cell>
          <table:table-cell table:style-name="ce27" office:value-type="string" calcext:value-type="string">
            <text:p>挚文集团</text:p>
          </table:table-cell>
          <table:table-cell table:style-name="ce16" office:value-type="percentage" office:value="0.0104" calcext:value-type="percentage">
            <text:p>1.04%</text:p>
          </table:table-cell>
          <table:table-cell table:style-name="ce39" office:value-type="float" office:value="11.87" calcext:value-type="float">
            <text:p>11.8700</text:p>
          </table:table-cell>
          <table:table-cell table:style-name="ce39" office:value-type="float" office:value="6.79" calcext:value-type="float">
            <text:p>6.7900</text:p>
          </table:table-cell>
          <table:table-cell office:value-type="float" office:value="5.79" calcext:value-type="float">
            <text:p>5.79</text:p>
          </table:table-cell>
          <table:table-cell office:value-type="float" office:value="12.57" calcext:value-type="float">
            <text:p>12.57</text:p>
          </table:table-cell>
          <table:table-cell table:formula="of:=IF([.E37]&gt;0;[.F37]/[.E37]-1.0014;([.F37]-[.E37]))" office:value-type="percentage" office:value="-0.429369671440607" calcext:value-type="percentage">
            <text:p>-42.94%</text:p>
          </table:table-cell>
          <table:table-cell table:style-name="ce12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8375" calcext:value-type="float">
            <text:p>14.837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6" office:value-type="percentage" office:value="0.0489" calcext:value-type="percentage">
            <text:p>4.89%</text:p>
          </table:table-cell>
          <table:table-cell table:style-name="ce27" office:value-type="string" calcext:value-type="string">
            <text:p>Meta</text:p>
          </table:table-cell>
          <table:table-cell table:style-name="ce16" office:value-type="percentage" office:value="0.0489" calcext:value-type="percentage">
            <text:p>4.89%</text:p>
          </table:table-cell>
          <table:table-cell table:style-name="ce39" office:value-type="float" office:value="178.4199" calcext:value-type="float">
            <text:p>178.4199</text:p>
          </table:table-cell>
          <table:table-cell table:style-name="ce52" office:value-type="float" office:value="465.84" calcext:value-type="float">
            <text:p>465.8400</text:p>
          </table:table-cell>
          <table:table-cell office:value-type="float" office:value="25.82" calcext:value-type="float">
            <text:p>25.82</text:p>
          </table:table-cell>
          <table:table-cell office:value-type="float" office:value="11800" calcext:value-type="float">
            <text:p>11800.00</text:p>
          </table:table-cell>
          <table:table-cell table:formula="of:=IF([.E38]&gt;0;[.F38]/[.E38]-1.0014;([.F38]-[.E38]))" office:value-type="percentage" office:value="1.60951952186948" calcext:value-type="percentage">
            <text:p>160.95%</text:p>
          </table:table-cell>
          <table:table-cell table:style-name="ce12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544.494323730469" calcext:value-type="float">
            <text:p>544.494</text:p>
          </table:table-cell>
          <table:table-cell table:formula="of:=IF([.F38]&lt;[.E38]*1.25; 0; [.J38]/1.25*0.92)" office:value-type="float" office:value="400.747822265625" calcext:value-type="float">
            <text:p>400.748</text:p>
          </table:table-cell>
          <table:table-cell table:style-name="ce189"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53" calcext:value-type="percentage">
            <text:p>0.53%</text:p>
          </table:table-cell>
          <table:table-cell table:style-name="ce27" office:value-type="string" calcext:value-type="string">
            <text:p>哔哩哔哩</text:p>
          </table:table-cell>
          <table:table-cell table:style-name="ce16" office:value-type="percentage" office:value="0.0053" calcext:value-type="percentage">
            <text:p>0.53%</text:p>
          </table:table-cell>
          <table:table-cell table:style-name="ce39" office:value-type="float" office:value="33.82" calcext:value-type="float">
            <text:p>33.8200</text:p>
          </table:table-cell>
          <table:table-cell table:style-name="ce39" office:value-type="float" office:value="14.93" calcext:value-type="float">
            <text:p>14.9300</text:p>
          </table:table-cell>
          <table:table-cell office:value-type="string" calcext:value-type="string">
            <text:p>-</text:p>
          </table:table-cell>
          <table:table-cell office:value-type="float" office:value="61.87" calcext:value-type="float">
            <text:p>61.87</text:p>
          </table:table-cell>
          <table:table-cell table:formula="of:=IF([.E39]&gt;0;[.F39]/[.E39]-1.0014;([.F39]-[.E39]))" office:value-type="percentage" office:value="-0.559945239503253" calcext:value-type="percentage">
            <text:p>-55.99%</text:p>
          </table:table-cell>
          <table:table-cell table:style-name="ce12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2.275" calcext:value-type="float">
            <text:p>42.275</text:p>
          </table:table-cell>
          <table:table-cell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6" office:value-type="percentage" office:value="0.0022" calcext:value-type="percentage">
            <text:p>0.22%</text:p>
          </table:table-cell>
          <table:table-cell table:style-name="ce27" office:value-type="string" calcext:value-type="string">
            <text:p>金山云</text:p>
          </table:table-cell>
          <table:table-cell table:style-name="ce16" office:value-type="percentage" office:value="0.0022" calcext:value-type="percentage">
            <text:p>0.22%</text:p>
          </table:table-cell>
          <table:table-cell table:style-name="ce39" office:value-type="float" office:value="9.5442" calcext:value-type="float">
            <text:p>9.5442</text:p>
          </table:table-cell>
          <table:table-cell table:style-name="ce39" office:value-type="float" office:value="2.59" calcext:value-type="float">
            <text:p>2.5900</text:p>
          </table:table-cell>
          <table:table-cell office:value-type="string" calcext:value-type="string">
            <text:p>-</text:p>
          </table:table-cell>
          <table:table-cell office:value-type="float" office:value="6.28" calcext:value-type="float">
            <text:p>6.28</text:p>
          </table:table-cell>
          <table:table-cell table:formula="of:=IF([.E40]&gt;0;[.F40]/[.E40]-1.0014;([.F40]-[.E40]))" office:value-type="percentage" office:value="-0.730031001026802" calcext:value-type="percentage">
            <text:p>-73.00%</text:p>
          </table:table-cell>
          <table:table-cell table:style-name="ce12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1.93025" calcext:value-type="float">
            <text:p>11.93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9" office:value-type="percentage" office:value="0.0137" calcext:value-type="percentage" table:number-columns-spanned="1" table:number-rows-spanned="2">
            <text:p>1.37%</text:p>
          </table:table-cell>
          <table:table-cell table:style-name="ce27" office:value-type="string" calcext:value-type="string">
            <text:p>美国生科ETF</text:p>
          </table:table-cell>
          <table:table-cell table:style-name="ce16" office:value-type="percentage" office:value="0.0043" calcext:value-type="percentage">
            <text:p>0.43%</text:p>
          </table:table-cell>
          <table:table-cell table:style-name="ce39" office:value-type="float" office:value="110.13" calcext:value-type="float">
            <text:p>110.1300</text:p>
          </table:table-cell>
          <table:table-cell table:style-name="ce39" office:value-type="float" office:value="101.53" calcext:value-type="float">
            <text:p>101.5300</text:p>
          </table:table-cell>
          <table:table-cell table:number-columns-repeated="2" office:value-type="string" calcext:value-type="string">
            <text:p>-</text:p>
          </table:table-cell>
          <table:table-cell table:formula="of:=IF([.E41]&gt;0;[.F41]/[.E41]-1.0014;([.F41]-[.E41]))" office:value-type="percentage" office:value="-0.0794895305547989" calcext:value-type="percentage">
            <text:p>-7.95%</text:p>
          </table:table-cell>
          <table:table-cell table:style-name="ce12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37.6625" calcext:value-type="float">
            <text:p>137.66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27" office:value-type="string" calcext:value-type="string">
            <text:p>中概互联ETF</text:p>
          </table:table-cell>
          <table:table-cell table:style-name="ce16" office:value-type="percentage" office:value="0.0094" calcext:value-type="percentage">
            <text:p>0.94%</text:p>
          </table:table-cell>
          <table:table-cell table:style-name="ce39" office:value-type="float" office:value="25.705" calcext:value-type="float">
            <text:p>25.7050</text:p>
          </table:table-cell>
          <table:table-cell table:style-name="ce54" office:value-type="float" office:value="26.39" calcext:value-type="float">
            <text:p>26.39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0.0252485119626531" calcext:value-type="percentage">
            <text:p>2.52%</text:p>
          </table:table-cell>
          <table:table-cell table:style-name="ce12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2.13125" calcext:value-type="float">
            <text:p>32.131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190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85" calcext:value-type="percentage">
            <text:p>0.85%</text:p>
          </table:table-cell>
          <table:table-cell table:style-name="ce27" office:value-type="string" calcext:value-type="string">
            <text:p>滨江服务</text:p>
          </table:table-cell>
          <table:table-cell table:style-name="ce16" office:value-type="percentage" office:value="0.0085" calcext:value-type="percentage">
            <text:p>0.85%</text:p>
          </table:table-cell>
          <table:table-cell table:style-name="ce39" office:value-type="float" office:value="15.247" calcext:value-type="float">
            <text:p>15.2470</text:p>
          </table:table-cell>
          <table:table-cell table:style-name="ce39" office:value-type="float" office:value="15.8" calcext:value-type="float">
            <text:p>15.8000</text:p>
          </table:table-cell>
          <table:table-cell office:value-type="float" office:value="8.04" calcext:value-type="float">
            <text:p>8.04</text:p>
          </table:table-cell>
          <table:table-cell office:value-type="float" office:value="43.67" calcext:value-type="float">
            <text:p>43.67</text:p>
          </table:table-cell>
          <table:table-cell table:formula="of:=IF([.E43]&gt;0;[.F43]/[.E43]-1.0014;([.F43]-[.E43]))" office:value-type="percentage" office:value="0.0348694300518135" calcext:value-type="percentage">
            <text:p>3.49%</text:p>
          </table:table-cell>
          <table:table-cell table:style-name="ce12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9.05875" calcext:value-type="float">
            <text:p>19.05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59" calcext:value-type="percentage">
            <text:p>0.59%</text:p>
          </table:table-cell>
          <table:table-cell table:style-name="ce27" office:value-type="string" calcext:value-type="string">
            <text:p>IGG</text:p>
          </table:table-cell>
          <table:table-cell table:style-name="ce16" office:value-type="percentage" office:value="0.0059" calcext:value-type="percentage">
            <text:p>0.59%</text:p>
          </table:table-cell>
          <table:table-cell table:style-name="ce39" office:value-type="float" office:value="3.7061" calcext:value-type="float">
            <text:p>3.7061</text:p>
          </table:table-cell>
          <table:table-cell table:style-name="ce39" office:value-type="float" office:value="2.72" calcext:value-type="float">
            <text:p>2.7200</text:p>
          </table:table-cell>
          <table:table-cell office:value-type="float" office:value="43.72" calcext:value-type="float">
            <text:p>43.72</text:p>
          </table:table-cell>
          <table:table-cell office:value-type="float" office:value="31.94" calcext:value-type="float">
            <text:p>31.94</text:p>
          </table:table-cell>
          <table:table-cell table:formula="of:=IF([.E44]&gt;0;[.F44]/[.E44]-1.0014;([.F44]-[.E44]))" office:value-type="percentage" office:value="-0.267474849572327" calcext:value-type="percentage">
            <text:p>-26.75%</text:p>
          </table:table-cell>
          <table:table-cell table:style-name="ce129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.632625" calcext:value-type="float">
            <text:p>4.63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6" office:value-type="percentage" office:value="0" calcext:value-type="percentage">
            <text:p>0.00%</text:p>
          </table:table-cell>
          <table:table-cell table:style-name="ce27" office:value-type="string" calcext:value-type="string">
            <text:p>法拉第未来</text:p>
          </table:table-cell>
          <table:table-cell table:style-name="ce16" office:value-type="percentage" office:value="0" calcext:value-type="percentage">
            <text:p>0.00%</text:p>
          </table:table-cell>
          <table:table-cell table:style-name="ce39" office:value-type="float" office:value="282.86055" calcext:value-type="float">
            <text:p>282.8606</text:p>
          </table:table-cell>
          <table:table-cell table:style-name="ce55" office:value-type="float" office:value="0.3567" calcext:value-type="float">
            <text:p>0.3567</text:p>
          </table:table-cell>
          <table:table-cell office:value-type="string" calcext:value-type="string">
            <text:p>-</text:p>
          </table:table-cell>
          <table:table-cell office:value-type="float" office:value="1.57" calcext:value-type="float">
            <text:p>1.57</text:p>
          </table:table-cell>
          <table:table-cell table:formula="of:=IF([.E45]&gt;0;[.F45]/[.E45]-1.0014;([.F45]-[.E45]))" office:value-type="percentage" office:value="-1.0001389545838" calcext:value-type="percentage">
            <text:p>-100.01%</text:p>
          </table:table-cell>
          <table:table-cell table:style-name="ce13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353.5756875" calcext:value-type="float">
            <text:p>353.576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8]" office:value-type="float" office:value="356983.212166" calcext:value-type="float">
            <text:p>356983.21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7:Sheet1.L45">
            <calcext:condition calcext:apply-style-name="Bad" calcext:value="&gt;0" calcext:base-cell-address="Sheet1.L37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2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2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7:Sheet1.I45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K37:Sheet1.K45">
            <calcext:condition calcext:apply-style-name="Bad" calcext:value="&gt;0" calcext:base-cell-address="Sheet1.K37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L30:Sheet1.L32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J38:Sheet1.J38">
            <calcext:condition calcext:apply-style-name="Good" calcext:value="&gt;[.E38] * 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1.25" calcext:base-cell-address="Sheet1.J40"/>
          </calcext:conditional-format>
          <calcext:conditional-format calcext:target-range-address="Sheet1.J41:Sheet1.J44">
            <calcext:condition calcext:apply-style-name="Good" calcext:value="&gt;[.E41] * 1.25" calcext:base-cell-address="Sheet1.J41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L42:Sheet1.L42">
            <calcext:condition calcext:apply-style-name="Bad" calcext:value="&lt;[$Sheet1.$L$42]" calcext:base-cell-address="Sheet1.L42"/>
          </calcext:conditional-format>
          <calcext:conditional-format calcext:target-range-address="Sheet1.F42:Sheet1.F42">
            <calcext:condition calcext:apply-style-name="Bad" calcext:value="&lt;[$Sheet1.$L$42]" calcext:base-cell-address="Sheet1.F42"/>
          </calcext:conditional-format>
          <calcext:conditional-format calcext:target-range-address="Sheet1.F36:Sheet1.F36">
            <calcext:condition calcext:apply-style-name="Good" calcext:value="&lt;[$Sheet1.$L$36]" calcext:base-cell-address="Sheet1.F36"/>
          </calcext:conditional-format>
          <calcext:conditional-format calcext:target-range-address="Sheet1.F38:Sheet1.F38">
            <calcext:condition calcext:apply-style-name="Bad" calcext:value="&lt;[$Sheet1.$L$38]" calcext:base-cell-address="Sheet1.F38"/>
          </calcext:conditional-format>
          <calcext:conditional-format calcext:target-range-address="Sheet1.F30:Sheet1.F30">
            <calcext:condition calcext:apply-style-name="Bad" calcext:value="&lt;[$Sheet1.$L$30]" calcext:base-cell-address="Sheet1.F30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7-28T17:02:04.495324032</dc:date>
    <meta:editing-duration>P6DT6H3M29S</meta:editing-duration>
    <meta:editing-cycles>733</meta:editing-cycles>
    <meta:generator>LibreOffice/7.4.7.2$Linux_X86_64 LibreOffice_project/40$Build-2</meta:generator>
    <meta:document-statistic meta:table-count="1" meta:cell-count="498" meta:object-count="0"/>
  </office:meta>
</office:document-meta>
</file>